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Noto Sans"/>
    </style:style>
    <style:style style:name="P2" style:family="paragraph" style:parent-style-name="Standard">
      <style:text-properties style:font-name="Noto Sans"/>
    </style:style>
    <style:style style:name="P3" style:family="paragraph" style:parent-style-name="Standard">
      <style:text-properties style:font-name="Noto Sans" officeooo:rsid="000f111e" officeooo:paragraph-rsid="000f111e"/>
    </style:style>
    <style:style style:name="T1" style:family="text">
      <style:text-properties officeooo:rsid="000ff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sible Basic commands with Explaination</text:p>
      <text:p text:style-name="P1"/>
      <text:p text:style-name="P1">yum install -y ansible</text:p>
      <text:p text:style-name="P1">ansible --version</text:p>
      <text:p text:style-name="P1">yum install -y platform-python</text:p>
      <text:p text:style-name="P1">yum install -y python3-libselinux</text:p>
      <text:p text:style-name="P1">vi /etc/ansible/hosts</text:p>
      <text:p text:style-name="P1"><text:s text:c="6"/></text:p>
      <text:p text:style-name="P1">[Test]</text:p>
      <text:p text:style-name="P1">192.168.0.20</text:p>
      <text:p text:style-name="P1">192.168.0.30</text:p>
      <text:p text:style-name="P1"/>
      <text:p text:style-name="P1"><text:span text:style-name="T1">~ </text:span>ansible all -i /etc/ansible/hosts --list-hosts</text:p>
      <text:p text:style-name="P1"><text:span text:style-name="T1">~ </text:span>ansible -m ping Test</text:p>
      <text:p text:style-name="P1"><text:span text:style-name="T1">~ </text:span>ansible Test -m command -a "uname -r" &gt;&gt; to use any command</text:p>
      <text:p text:style-name="P1"><text:span text:style-name="T1">~ </text:span>ansible Test -m setup | less <text:s/>&gt;&gt; To check the host system’s info</text:p>
      <text:p text:style-name="P1"><text:span text:style-name="T1">~ </text:span>ansible Test -m copy -a "src=/home/vaibhavg/Desktop/test.txt dest=/tmp/" &gt;&gt; to copy any file</text:p>
      <text:p text:style-name="P1"><text:span text:style-name="T1">~ </text:span>ansible Test -m user -a "name=ansible password=&lt;Encryptes password&gt;" &gt;&gt; to create a new user <text:s/>| openssl passwd -1 -stdin &lt;&lt;&lt; Passwd@123# &gt;&gt; to create encryped password</text:p>
      <text:p text:style-name="P1"><text:span text:style-name="T1">~ </text:span>ansible Test -m user -a "name=ansible state-absent" &gt;&gt; to delete a user &gt;&gt; to delete a user | <text:s text:c="27"/>this will not work on basic ansible</text:p>
      <text:p text:style-name="P1"><text:span text:style-name="T1">~ </text:span>ansible Test -m yum -a "name=epel-release state=latest" -u root &gt;&gt; Install/update any package</text:p>
      <text:p text:style-name="P1"><text:span text:style-name="T1">~ </text:span>ansible Test -m yum -a "name=httpd state=present" -u root &gt;&gt; to check if a package is installed but not to update it</text:p>
      <text:p text:style-name="P1"><text:span text:style-name="T1">~ </text:span>ansible Test -m yum -a "name=httpd-1.8 <text:s/>state=latest" -u root &gt;&gt; to check if a package is of a specific version</text:p>
      <text:p text:style-name="P1"><text:span text:style-name="T1">~ </text:span>ansible Test -m service -a "name=httpd state=started" &gt;&gt; to start a service</text:p>
      <text:p text:style-name="P1"><text:span text:style-name="T1">~ </text:span>ansible Test -m service -a "name=httpd state=restarted" &gt;&gt; to restart a service</text:p>
      <text:p text:style-name="P1"><text:span text:style-name="T1">~ </text:span>ansible Test -m service -a "name=httpd state=stopped" &gt;&gt; to stop a service</text:p>
      <text:p text:style-name="P1"><text:span text:style-name="T1">~ </text:span>ansible Test -m copy -a "src=/etc/hosts dest=/tmp/hosts" &gt;&gt; to Transfer a file directly to many servers </text:p>
      <text:p text:style-name="P1"><text:span text:style-name="T1">~ </text:span>ansible Test -m file -a "dest=/srv/foo/a.txt mode=600" &gt;&gt; to change the ownership and permissions on files OR</text:p>
      <text:p text:style-name="P1"><text:span text:style-name="T1">~ </text:span>ansible Test -m file -a "dest=/srv/foo/b.txt mode=600 owner=example group=example" </text:p>
      <text:p text:style-name="P1"><text:span text:style-name="T1">~ </text:span>ansible Test -m file -a "dest=/path/to/c mode=755 owner=example group=example state=directory" &gt;&gt; to create directories </text:p>
      <text:p text:style-name="P1"><text:span text:style-name="T1">~ </text:span>ansible Test -m file -a "dest=/path/to/c state=absent" &gt;&gt; to delete directories (recursively) and delete files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cm" fo:margin-right="0.9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8-29T10:32:20.063235803</meta:creation-date>
    <dc:date>2022-08-30T11:23:09.726640880</dc:date>
    <meta:editing-duration>PT4M25S</meta:editing-duration>
    <meta:editing-cycles>3</meta:editing-cycles>
    <meta:generator>LibreOffice/7.3.4.2$Linux_X86_64 LibreOffice_project/728fec16bd5f605073805c3c9e7c4212a0120dc5</meta:generator>
    <meta:document-statistic meta:table-count="0" meta:image-count="0" meta:object-count="0" meta:page-count="1" meta:paragraph-count="28" meta:word-count="303" meta:character-count="1913" meta:non-whitespace-character-count="1600"/>
  </office:meta>
</office:document-meta>
</file>